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252in"/>
    </style:style>
    <style:style style:name="co2" style:family="table-column">
      <style:table-column-properties fo:break-before="auto" style:column-width="1.172in"/>
    </style:style>
    <style:style style:name="co3" style:family="table-column">
      <style:table-column-properties fo:break-before="auto" style:column-width="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style:font-name="Courier New" fo:font-weight="bold" style:font-weight-asian="bold" style:font-weight-complex="bold"/>
    </style:style>
    <style:style style:name="ce4" style:family="table-cell" style:parent-style-name="Defaul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 calcext:value-type="string">
            <text:p>CONFIG_FILE</text:p>
          </table:table-cell>
          <table:table-cell table:style-name="ce1" office:value-type="string" calcext:value-type="string">
            <text:p>SETTINGS_FILE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<text:s text:c="4"/>timeValue_t workFromHomeWakeUp = { <text:s/>7, 00 }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<text:s text:c="4"/>timeValue_t workFromHomeSleep <text:s/>= { 21, 30 };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<text:s text:c="4"/>timeValue_t workAtOfficeWakeUp = { <text:s/>6, 30 }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<text:s text:c="4"/>timeValue_t workAtOfficeGoOut <text:s/>= { <text:s/>7, 15 }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<text:s text:c="4"/>timeValue_t workAtOfficeComeIn = { 17, 15 }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<text:s text:c="4"/>timeValue_t workAtOfficeSleep <text:s/>= { 21, 30 };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<text:s text:c="4"/>timeValue_t weekendWakeUp <text:s text:c="5"/>= { <text:s/>9, 00 }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<text:s text:c="4"/>timeValue_t weekendSleep <text:s text:c="6"/>= { 22, 00 };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4"/>// Program to switch temperature setpoint if not overrul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// Regular weekly schedule (Sunday is day 0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// <text:s text:c="26"/>Sunday <text:s text:c="4"/>Monday <text:s text:c="9"/>Tuesday <text:s text:c="8"/>Wednesday <text:s text:c="6"/>Thursday <text:s text:c="7"/>Friday <text:s text:c="9"/>Saturday 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[7]</text:p>
          </table:table-cell>
          <table:table-cell office:value-type="string" calcext:value-type="string">
            <text:p><text:s text:c="4"/>dayType_t regularWeek[7] = { dtWeekend, dtWorkAtOffice, dtWorkAtOffice, dtWorkAtOffice, dtWorkAtOffice, dtWorkAtOffice, dtWeekend };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<text:s text:c="4"/>float highTemp = 19.5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<text:s text:c="4"/>float lowTemp <text:s/>= 10.0;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4"/>// Current settings of temperature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<text:s text:c="4"/>dayType_t overrideToday <text:s text:c="4"/>= dtAuto;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<text:s text:c="4"/>dayType_t overrideTomorrow <text:s/>= dtAuto;</text:p>
          </table:table-cell>
          <table:table-cell table:formula="of:=[.D21]/[.D22]" office:value-type="float" office:value="9.01574803149606" calcext:value-type="float">
            <text:p>9.01574803149606</text:p>
          </table:table-cell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<text:s text:c="4"/>dayType_t overrideMultiple <text:s/>= dtAuto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<text:s text:c="4"/>int overrideMultipleCount <text:s text:c="2"/>= 3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// Backlig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bool backLightOn <text:s/>= true;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4"/>// Time statu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bool timeSynched <text:s/>= false;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4"/>// TEMPERATURE MEASUREM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uint8_t numSensors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DeviceAddress sensorAddress[MAX_NUM_SENSORS]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bool temperatureMeasurementOK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float rawTemperature=20; <text:s text:c="7"/>// The temperature without offset measured periodical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float sensorOffset=-3.5; <text:s text:c="7"/>// The offset add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float measuredTemperature() { return rawTemperature+sensorOffset; }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timeValue_t lastTemperatureMeasurement = timeValue_t(0,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// TEMPERATURE CONTROL <text:s text:c="3"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float overrideSetpoint = 20.0; <text:s text:c="3"/>// Value for temperatureSetpoint if overrideTempNow == tr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bool overrideTempNow = false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setpointReason_t reasonForSetpoin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dayType_t dayTypes[7] = {dtAuto, dtAuto, dtAuto, dtAuto, dtAuto, dtAuto, dtAuto}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bool dayTypeOverruled[7] = {false, false, false, false, false, false, false};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4"/>float temperatureSetpoint = 20.0; // Temperature actually sent to the PID controll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float P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float I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float D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float ierr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float derivative;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4"/>// Text to be displayed on the display or in Telegra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icon_t dspFlameIcon <text:s text:c="2"/>= iconFlame0; 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icon_t dspShowerIcon <text:s/>= iconShowerOff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icon_t dspWifiIcon <text:s text:c="3"/>= iconWifiLost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icon_t dspBoilerIcon <text:s/>= iconBoilerLost;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4"/>// BOILER STATU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// Boiler reque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float requestedDomesticHotWaterSetpoint = 55.0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float requestedBoilerTemperature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float boilerPercentage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bool <text:s/>enableCentralHeating = true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bool <text:s/>enableHotWater = true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bool <text:s/>enableCooling = false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timeValue_t lastBoilerUpdate = timeValue_t(0,0);;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4"/>// Boiler respon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boilerResponse_t boilerResponse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bool boilerOnline <text:s text:c="8"/>= false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bool centralHeatingActive = false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bool hotWaterActive <text:s text:c="6"/>= false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bool flameOn <text:s text:c="13"/>= false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float actualBoilerTemperature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float actualDomesticHotWaterTemperature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float boilerPressure;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4"/>// WiFi</text:p>
          </table:table-cell>
          <table:table-cell/>
        </table:table-row>
        <table:table-row table:style-name="ro1">
          <table:table-cell office:value-type="string" calcext:value-type="string">
            <text:p>struct</text:p>
          </table:table-cell>
          <table:table-cell/>
          <table:table-cell office:value-type="string" calcext:value-type="string">
            <text:p><text:s text:c="4"/>list&lt;tAccessPoint&gt; AccessPoints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bool locationKnown=false; <text:s text:c="11"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char timezone[64]="Europe/Amsterdam"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int <text:s/>timeZoneOffset=3600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int <text:s/>timeDSToffset=0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// TELEGRA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// Telegram bot settings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<text:s text:c="4"/>String botName;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<text:s text:c="4"/>String botUserName;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<text:s text:c="4"/>String botToken;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<text:s text:c="4"/>String botChatID="";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4"/>// Log timing of subprocess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LogBusyTime logBusyTime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DataLogger_t datalogger;</text:p>
          </table:table-cell>
          <table:table-cell/>
        </table:table-row>
        <table:table-row table:style-name="ro1" table:number-rows-repeated="104847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ourier New1" fo:font-family="'Courier New'" style:font-style-name="Regular" style:font-family-generic="modern" style:font-pitch="fixe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4T11:34:56.349000000</meta:creation-date>
    <dc:date>2022-12-24T16:23:31.131000000</dc:date>
    <meta:editing-duration>PT4H48M35S</meta:editing-duration>
    <meta:editing-cycles>2</meta:editing-cycles>
    <meta:generator>LibreOffice/7.4.1.2$Windows_X86_64 LibreOffice_project/3c58a8f3a960df8bc8fd77b461821e42c061c5f0</meta:generator>
    <meta:document-statistic meta:table-count="1" meta:cell-count="110" meta:object-count="0"/>
  </office:meta>
</office:document-meta>
</file>